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e1c70" officeooo:paragraph-rsid="000e1c70" style:font-weight-asian="normal" style:font-weight-complex="normal"/>
    </style:style>
    <style:style style:name="P3" style:family="paragraph" style:parent-style-name="Standard">
      <style:text-properties fo:font-weight="normal" officeooo:rsid="000e2ee8" officeooo:paragraph-rsid="000e2ee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atividade dos sete erros vai ser parecida com alguma já criada. Dá para inserir duas imagens e permitir ao criador da atividade </text:p>
      <text:p text:style-name="Standard">marcar algumas partes nas quais existam erros... </text:p>
      <text:p text:style-name="Standard"/>
      <text:p text:style-name="Standard"/>
      <text:p text:style-name="Standard">Primieiro passo: Criar a classe em activity/instructions/SevenErrors.js</text:p>
      <text:p text:style-name="Standard"/>
      <text:p text:style-name="Standard">Esta classe extende de instruction. </text:p>
      <text:p text:style-name="Standard"/>
      <text:p text:style-name="Standard"><text:s text:c="8"/>constructor(data = { 'type': 'SevenErrors', 'position': -1, 'editable': true, 'next': -1 }, activity) {</text:p>
      <text:p text:style-name="Standard"><text:s text:c="8"/>super(data,activity);</text:p>
      <text:p text:style-name="Standard"><text:s text:c="4"/>}</text:p>
      <text:p text:style-name="Standard"/>
      <text:p text:style-name="Standard">O próximo passo é pensar nos atributos que teremos no jogo. Duas imagens, uma a normal, outra com erros; os </text:p>
      <text:p text:style-name="Standard"><text:s text:c="4"/>marcadores de erros; um tempo para a atividade finalizar; </text:p>
      <text:p text:style-name="Standard"/>
      <text:p text:style-name="Standard">Nós podemos adicionar atributos através do atributo "editableAttributes". Adicionando objetos do tipo "AttributeDescriptor"</text:p>
      <text:p text:style-name="Standard"><text:s text:c="4"/>informamos quais tipos de atributos teremos e eles serão exibidos na tela de edição para o usuário.</text:p>
      <text:p text:style-name="Standard"/>
      <text:p text:style-name="Standard">A linha abaixo insere um atributo que é uma imagem, com nome "original_image", não aceita mais de um valor, descrição para o usuário e 'swap' que vai trocar o valor - poderia ser "add/remove" que seria uma lista de atributos, ou seja, ia criar um array de imagens selecionadas. </text:p>
      <text:p text:style-name="Standard"/>
      <text:p text:style-name="Standard">this.editableAttributes.push(</text:p>
      <text:p text:style-name="Standard"><text:s text:c="12"/>new AttributeDescriptor("original_image", ['image'], false, "&lt;i class='fas fa-star'&gt;&lt;/i&gt;Imagem Modelo", 'swap')</text:p>
      <text:p text:style-name="Standard"><text:s text:c="8"/>);</text:p>
      <text:p text:style-name="Standard"/>
      <text:p text:style-name="Standard"/>
      <text:p text:style-name="Standard">O próximo, é igual ao anterior, mas representa a imagem com os erros: </text:p>
      <text:p text:style-name="Standard">this.editableAttributes.push(</text:p>
      <text:p text:style-name="Standard"><text:s text:c="12"/>new AttributeDescriptor("original_image", ['image'], false, "&lt;i class='fas fa-star'&gt;&lt;/i&gt;Imagem Modelo", 'swap'),</text:p>
      <text:p text:style-name="Standard"><text:s text:c="9"/>--&gt; <text:s text:c="2"/>new AttributeDescriptor("error_image", ['image'], false, "&lt;i class='fas fa-star'&gt;&lt;/i&gt;Imagem com Diferenças", 'swap')</text:p>
      <text:p text:style-name="Standard"><text:s text:c="8"/>);</text:p>
      <text:p text:style-name="Standard"/>
      <text:p text:style-name="Standard"/>
      <text:p text:style-name="Standard">Por fim, um atributo que permite ao usuário informar quantos segundos a atividade irá ser apresentada até termiar automaticamente:</text:p>
      <text:p text:style-name="Standard"/>
      <text:p text:style-name="Standard">new AttributeDescriptor("showTime",['integer'],false,"&lt;img src='/SEIA/media/icones/tempo_branco.svg'&gt;Tempo de exibição",'swap')</text:p>
      <text:p text:style-name="Standard"/>
      <text:p text:style-name="Standard">SevenErrors_1.js</text:p>
      <text:p text:style-name="Standard">------------</text:p>
      <text:p text:style-name="Standard"/>
      <text:p text:style-name="Standard">Para podermos testar o código, é necessário implementar alguns outros métodos: </text:p>
      <text:p text:style-name="Standard">resize, terminate, exportXML, pause, update, render, renderPreview, pointerUp, pointerDown, <text:soft-page-break/>editPointerDown, editPointerMove, editPointerDrag. Todas foram copiadas de Prompt e algumas "limpas", sem código. </text:p>
      <text:p text:style-name="Standard"/>
      <text:p text:style-name="Standard">O código 'SevenErrors_2.js' aponta o que foi feito. </text:p>
      <text:p text:style-name="Standard"/>
      <text:p text:style-name="P1">Lembre-se, criamos a configuração de um timer e a seleção de duas imagens. </text:p>
      <text:p text:style-name="P2">Para testar, devemos adicionar este código à uma atividade. A atividade é composta de várias telas, o código acima é uma delas. Cada tela tem um comportamento e nessa a criança vai clicar onde tem erros, comparando duas imagens. </text:p>
      <text:p text:style-name="P2"/>
      <text:p text:style-name="P2">Bom, para testar temos que criar uma atividade que use a tela. Para isso, devemos adicionar um novo template. </text:p>
      <text:p text:style-name="P3">Para isso, acesse o endereço (do seu host): HOST/system/activity/index.php?action=addNewTemplate</text:p>
      <text:p text:style-name="P3"/>
      <text:p text:style-name="P3">Por exemplo, no meu ficou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18:24:22.305000000</dc:date>
    <meta:editing-duration>PT2M3S</meta:editing-duration>
    <meta:editing-cycles>3</meta:editing-cycles>
    <meta:generator>LibreOffice/7.3.6.2$Windows_X86_64 LibreOffice_project/c28ca90fd6e1a19e189fc16c05f8f8924961e12e</meta:generator>
    <meta:document-statistic meta:table-count="0" meta:image-count="0" meta:object-count="0" meta:page-count="2" meta:paragraph-count="32" meta:word-count="365" meta:character-count="2790" meta:non-whitespace-character-count="2365"/>
  </office:meta>
</office:document-meta>
</file>